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5" style:family="paragraph" style:parent-style-name="Heading_20_1">
      <style:text-properties fo:language="ru" fo:country="RU"/>
    </style:style>
    <style:style style:name="P16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officeooo:rsid="0019a6ab"/>
    </style:style>
    <style:style style:name="T6" style:family="text">
      <style:text-properties style:text-line-through-style="solid" style:text-line-through-type="single" officeooo:rsid="0019a6ab"/>
    </style:style>
    <style:style style:name="T7" style:family="text">
      <style:text-properties style:text-line-through-style="none" style:text-line-through-type="none" officeooo:rsid="0019a6ab"/>
    </style:style>
    <style:style style:name="T8" style:family="text">
      <style:text-properties officeooo:rsid="001d090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6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5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5">(да, этим ребятам тоже отдельное спасибо)</text:span>.</text:p>
      <text:p text:style-name="P13"/>
      <text:p text:style-name="P15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5">Если чего-то не хватает – допилите! (или </text:span><text:span text:style-name="T6">проспонсируйте </text:span><text:span text:style-name="T7">мотивируйте</text:span><text:span text:style-name="T5"> автора).</text:span></text:p>
      <text:p text:style-name="P13"/>
      <text:p text:style-name="P15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8">у</text:span> – с вероятностью близкой к 100% можно заяв<text:span text:style-name="T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8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3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8">)</text:span> добавить какую-либо железяку – у него должна быть такая возможность.</text:p>
      <text:p text:style-name="P13"/>
      <text:p text:style-name="P15">Как это всё устроено?</text:p>
      <text:p text:style-name="P12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Система команд ЦП</text:p>
      <text:p text:style-name="P7">Ниже приводятся доступные команды ЦП</text:p>
      <text:p text:style-name="P14"><text:span text:style-name="T4">0. </text:span>A.set(A)</text:p>
      <text:p text:style-name="P8">Команда устанавливает регистр А значением содержащимся в самом <text:soft-page-break/>регистре А</text:p>
      <text:p text:style-name="P14">1. A.add(A)</text:p>
      <text:p text:style-name="P9">Добавляет в регистр А содержимое регистра А (фактически удвоение содержимого)</text:p>
      <text:p text:style-name="P14">2. A.sub(A)</text:p>
      <text:p text:style-name="P9">Вычитает содержимое регистра А содержимым регистра А (фактически обнуление)</text:p>
      <text:p text:style-name="P14">3. A.inc(A)</text:p>
      <text:p text:style-name="P10">Складывает содержимое регистра А с содержимым самого регистра (фактически возведение в квадрат)</text:p>
      <text:p text:style-name="P14">4. A.dec(A)</text:p>
      <text:p text:style-name="P11">Вычитает из содержимого регистра А его содержимое (фактически обнуление)</text:p>
      <text:p text:style-name="P14">5. A.not(A)</text:p>
      <text:p text:style-name="P11">Инверсия содержимого регистра А его содержимым.</text:p>
      <text:p text:style-name="P12">6. A.xor(A)</text:p>
      <text:p text:style-name="P12">7. A.or(A)</text:p>
      <text:p text:style-name="P12">8. A.and(A)</text:p>
      <text:p text:style-name="P12">9. A.shr(A)</text:p>
      <text:p text:style-name="P12">10. A.shl(A)</text:p>
      <text:p text:style-name="P12">11. A.set(n)</text:p>
      <text:p text:style-name="P12">12. A.add(n)</text:p>
      <text:p text:style-name="P12">13. A.sub(n)</text:p>
      <text:p text:style-name="P12">14. A.not(n)</text:p>
      <text:p text:style-name="P12">15. A.xor(n)</text:p>
      <text:p text:style-name="P12">16. A.and(n)</text:p>
      <text:p text:style-name="P7">17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6:37:34.644000000</dc:date>
    <meta:editing-duration>PT7H22M4S</meta:editing-duration>
    <meta:editing-cycles>7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55" meta:word-count="741" meta:character-count="5336" meta:non-whitespace-character-count="4642"/>
    <meta:user-defined meta:name="Язык">russian</meta:user-defined>
  </office:meta>
</office:document-meta>
</file>